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3.1217in"/>
    </style:style>
    <style:style style:name="co4" style:family="table-column">
      <style:table-column-properties fo:break-before="auto" style:column-width="2.5in"/>
    </style:style>
    <style:style style:name="co5" style:family="table-column">
      <style:table-column-properties fo:break-before="auto" style:column-width="10in"/>
    </style:style>
    <style:style style:name="co6" style:family="table-column">
      <style:table-column-properties fo:break-before="auto" style:column-width="6.9382in"/>
    </style:style>
    <style:style style:name="co7" style:family="table-column">
      <style:table-column-properties fo:break-before="auto" style:column-width="1.64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2.405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9972in"/>
    </style:style>
    <style:style style:name="co12" style:family="table-column">
      <style:table-column-properties fo:break-before="auto" style:column-width="5.1043in"/>
    </style:style>
    <style:style style:name="co13" style:family="table-column">
      <style:table-column-properties fo:break-before="auto" style:column-width="2.6681in"/>
    </style:style>
    <style:style style:name="co14" style:family="table-column">
      <style:table-column-properties fo:break-before="auto" style:column-width="3.8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4" table:number-columns-repeated="16374" table:default-cell-style-name="ce4"/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Item 1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3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4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omments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&lt;2 years&gt;</text:p>
          </table:table-cell>
          <table:table-cell table:style-name="Default" table:number-columns-repeated="15"/>
          <table:table-cell table:number-columns-repeated="16368"/>
        </table:table-row>
        <table:table-row table:style-name="ro1">
          <table:table-cell table:style-name="ce6" office:value-type="date" office:date-value="2024-08-09" calcext:value-type="date">
            <text:p>08/09/24</text:p>
          </table:table-cell>
          <table:table-cell office:value-type="string" calcext:value-type="string">
            <text:p>Contagion (201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crash (1978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8-16" calcext:value-type="date">
            <text:p>08/16/24</text:p>
          </table:table-cell>
          <table:table-cell office:value-type="string" calcext:value-type="string">
            <text:p>Rebel Moon Part Two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9 House of Quark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6" office:value-type="date" office:date-value="2024-08-23" calcext:value-type="date">
            <text:p>08/23/24</text:p>
          </table:table-cell>
          <table:table-cell office:value-type="string" calcext:value-type="string">
            <text:p>Minority Report (200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 (2015)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8-30" calcext:value-type="date">
            <text:p>08/30/24</text:p>
          </table:table-cell>
          <table:table-cell office:value-type="string" calcext:value-type="string">
            <text:p>Alita: Battle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9 Past Tens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ast Tense Day!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09-06" calcext:value-type="date">
            <text:p>09/06/24</text:p>
          </table:table-cell>
          <table:table-cell office:value-type="string" calcext:value-type="string">
            <text:p>Borderlands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in the Shell (2017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9-13" calcext:value-type="date">
            <text:p>09/13/24</text:p>
          </table:table-cell>
          <table:table-cell office:value-type="string" calcext:value-type="string">
            <text:p>Escape from New York (1981)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feworded out of Liquid Sky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09-20" calcext:value-type="date">
            <text:p>09/20/24</text:p>
          </table:table-cell>
          <table:table-cell office:value-type="string" calcext:value-type="string">
            <text:p>Mars Express (202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orrowland (2015)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9-27" calcext:value-type="date">
            <text:p>09/27/24</text:p>
          </table:table-cell>
          <table:table-cell office:value-type="string" calcext:value-type="string">
            <text:p>The Adventures of Pluto Nash (200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catessen (1991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0-04" calcext:value-type="date">
            <text:p>10/04/24</text:p>
          </table:table-cell>
          <table:table-cell office:value-type="string" calcext:value-type="string">
            <text:p>Breathe (20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Abyss (1989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0-11" calcext:value-type="date">
            <text:p>10/11/24</text:p>
          </table:table-cell>
          <table:table-cell office:value-type="string" calcext:value-type="string">
            <text:p>Mars Needs Moms (201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.I. Artificial Intelligence (2001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0-18" calcext:value-type="date">
            <text:p>10/18/24</text:p>
          </table:table-cell>
          <table:table-cell office:value-type="string" calcext:value-type="string">
            <text:p>Mortal Engines (2018)</text:p>
          </table:table-cell>
          <table:table-cell/>
          <table:table-cell office:value-type="string" calcext:value-type="string">
            <text:p>Daybreakers</text:p>
          </table:table-cell>
          <table:table-cell table:number-columns-repeated="16380"/>
        </table:table-row>
        <table:table-row table:style-name="ro1">
          <table:table-cell table:style-name="ce6" office:value-type="date" office:date-value="2024-10-25" calcext:value-type="date">
            <text:p>10/25/24</text:p>
          </table:table-cell>
          <table:table-cell office:value-type="string" calcext:value-type="string">
            <text:p>Crimes of the Future (202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feforce (1985)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rigger incident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11-01" calcext:value-type="date">
            <text:p>11/01/24</text:p>
          </table:table-cell>
          <table:table-cell office:value-type="string" calcext:value-type="string">
            <text:p>The League of Extraordinary Gentlemen (2003)</text:p>
          </table:table-cell>
          <table:table-cell/>
          <table:table-cell office:value-type="string" calcext:value-type="string">
            <text:p>Honey I shrunk the kids (1989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1-08" calcext:value-type="date">
            <text:p>11/08/24</text:p>
          </table:table-cell>
          <table:table-cell office:value-type="string" calcext:value-type="string">
            <text:p>Sorry to Bother You (2018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nowpiercer (2013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1-15" calcext:value-type="date">
            <text:p>11/15/24</text:p>
          </table:table-cell>
          <table:table-cell office:value-type="string" calcext:value-type="string">
            <text:p>Deep Impact (1998)</text:p>
          </table:table-cell>
          <table:table-cell table:number-columns-repeated="16382"/>
        </table:table-row>
        <table:table-row table:style-name="ro1">
          <table:table-cell table:style-name="ce6" office:value-type="date" office:date-value="2024-11-22" calcext:value-type="date">
            <text:p>11/22/24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friendsgiving cancelation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11-29" calcext:value-type="date">
            <text:p>11/29/24</text:p>
          </table:table-cell>
          <table:table-cell office:value-type="string" calcext:value-type="string">
            <text:p>65 (20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utiny (MST3K) (1997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06" calcext:value-type="date">
            <text:p>12/06/24</text:p>
          </table:table-cell>
          <table:table-cell office:value-type="string" calcext:value-type="string">
            <text:p>Moontrap (1989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ernal Sunshine of the Spotless Mind (2004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13" calcext:value-type="date">
            <text:p>12/13/24</text:p>
          </table:table-cell>
          <table:table-cell office:value-type="string" calcext:value-type="string">
            <text:p>Star Wars V: The Empire Strikes Back (1980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y Captain and the World of Tomorrow (2004)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20" calcext:value-type="date">
            <text:p>12/20/24</text:p>
          </table:table-cell>
          <table:table-cell office:value-type="string" calcext:value-type="string">
            <text:p>Close Encounters of the Third Kind (1977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, Robot (2004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27" calcext:value-type="date">
            <text:p>12/27/24</text:p>
          </table:table-cell>
          <table:table-cell office:value-type="string" calcext:value-type="string">
            <text:p>Mission to Mars (2000)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6" office:value-type="date" office:date-value="2025-01-03" calcext:value-type="date">
            <text:p>01/03/25</text:p>
          </table:table-cell>
          <table:table-cell office:value-type="string" calcext:value-type="string">
            <text:p>Chicken Run: Dawn of the Nugget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6" office:value-type="date" office:date-value="2025-01-10" calcext:value-type="date">
            <text:p>01/10/25</text:p>
          </table:table-cell>
          <table:table-cell office:value-type="string" calcext:value-type="string">
            <text:p>Treasure Pla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galopoli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5-01-17" calcext:value-type="date">
            <text:p>01/17/25</text:p>
          </table:table-cell>
          <table:table-cell office:value-type="string" calcext:value-type="string">
            <text:p>Space Truckers (1996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man (1984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5-01-24" calcext:value-type="date">
            <text:p>01/2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1-31" calcext:value-type="date">
            <text:p>01/31/25</text:p>
          </table:table-cell>
          <table:table-cell office:value-type="string" calcext:value-type="string">
            <text:p>Section 31 (20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er (2004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5-02-07" calcext:value-type="date">
            <text:p>02/07/25</text:p>
          </table:table-cell>
          <table:table-cell office:value-type="string" calcext:value-type="string">
            <text:p>The Hunger Games (201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host in the Shell (1995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5-02-14" calcext:value-type="date">
            <text:p>02/1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2-21" calcext:value-type="date">
            <text:p>02/21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2-28" calcext:value-type="date">
            <text:p>02/28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25" calcext:value-type="date">
            <text:p>04/25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02" calcext:value-type="date">
            <text:p>05/02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09" calcext:value-type="date">
            <text:p>05/09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16" calcext:value-type="date">
            <text:p>05/16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23" calcext:value-type="date">
            <text:p>05/23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30" calcext:value-type="date">
            <text:p>05/30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6-06" calcext:value-type="date">
            <text:p>06/06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6-13" calcext:value-type="date">
            <text:p>06/13/25</text:p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perlatives" table:style-name="ta1">
        <table:table-column table:style-name="co4" table:number-columns-repeated="16384" table:default-cell-style-name="Default"/>
        <table:table-row table:style-name="ro2">
          <table:table-cell office:value-type="string" calcext:value-type="string">
            <text:p>Bad Sci Fi Night Superlatives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st Movie</text:p>
          </table:table-cell>
          <table:table-cell office:value-type="string" calcext:value-type="string">
            <text:p>The Matrix (1999)</text:p>
          </table:table-cell>
          <table:table-cell office:value-type="string" calcext:value-type="string">
            <text:p>Alien (1983)</text:p>
          </table:table-cell>
          <table:table-cell office:value-type="string" calcext:value-type="string">
            <text:p>Blade Runner (1982)</text:p>
          </table:table-cell>
          <table:table-cell office:value-type="string" calcext:value-type="string">
            <text:p>Dr. Strangelove (1964)</text:p>
          </table:table-cell>
          <table:table-cell office:value-type="string" calcext:value-type="string">
            <text:p>2001: A Space Odyssey (1969)</text:p>
          </table:table-cell>
          <table:table-cell office:value-type="string" calcext:value-type="string">
            <text:p>Back to the Future (1985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rst Movie</text:p>
          </table:table-cell>
          <table:table-cell office:value-type="string" calcext:value-type="string">
            <text:p>Ready Player One (2018)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Jumper (2008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The Congress (2013)</text:p>
          </table:table-cell>
          <table:table-cell office:value-type="string" calcext:value-type="string">
            <text:p>Chuck E. Cheese in the Galaxy 5000</text:p>
          </table:table-cell>
          <table:table-cell office:value-type="string" calcext:value-type="string">
            <text:p>Dark City (1998)</text:p>
          </table:table-cell>
          <table:table-cell office:value-type="string" calcext:value-type="string">
            <text:p>Starcrash (1978)</text:p>
          </table:table-cell>
          <table:table-cell office:value-type="string" calcext:value-type="string">
            <text:p>Hyperspace (1984)</text:p>
          </table:table-cell>
          <table:table-cell office:value-type="string" calcext:value-type="string">
            <text:p>Liquid Sky (1982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lop</text:p>
          </table:table-cell>
          <table:table-cell office:value-type="string" calcext:value-type="string">
            <text:p>Battlefield Earth (2003)</text:p>
          </table:table-cell>
          <table:table-cell office:value-type="string" calcext:value-type="string">
            <text:p>Battleship (2012)</text:p>
          </table:table-cell>
          <table:table-cell office:value-type="string" calcext:value-type="string">
            <text:p>The Adventures of Pluto Nash (2002)</text:p>
          </table:table-cell>
          <table:table-cell office:value-type="string" calcext:value-type="string">
            <text:p>The Astronaut’s Wife (1999)</text:p>
          </table:table-cell>
          <table:table-cell/>
          <table:table-cell office:value-type="string" calcext:value-type="string">
            <text:p>Armageddon (1998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tire</text:p>
          </table:table-cell>
          <table:table-cell office:value-type="string" calcext:value-type="string">
            <text:p>Spaceballs (1987)</text:p>
          </table:table-cell>
          <table:table-cell office:value-type="string" calcext:value-type="string">
            <text:p>Galaxy Quest (1998)</text:p>
          </table:table-cell>
          <table:table-cell office:value-type="string" calcext:value-type="string">
            <text:p>Mars Attacks! (1996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office:value-type="string" calcext:value-type="string">
            <text:p>Starship Troopers (1997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-Bad-It’s-Good</text:p>
          </table:table-cell>
          <table:table-cell office:value-type="string" calcext:value-type="string">
            <text:p>Space Mutiny (198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w Budget</text:p>
          </table:table-cell>
          <table:table-cell office:value-type="string" calcext:value-type="string">
            <text:p>Primer (2004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st Sequel</text:p>
          </table:table-cell>
          <table:table-cell office:value-type="string" calcext:value-type="string">
            <text:p>Terminator 2: Judgment Day (1991)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Airplane 2 (1982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st Sequ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V Show</text:p>
          </table:table-cell>
          <table:table-cell office:value-type="string" calcext:value-type="string">
            <text:p>Andor (2022)</text:p>
          </table:table-cell>
          <table:table-cell office:value-type="string" calcext:value-type="string">
            <text:p>Star Trek: Deep Space Nine (1993)</text:p>
          </table:table-cell>
          <table:table-cell office:value-type="string" calcext:value-type="string">
            <text:p>Star Trek: The Next Generation (1987)</text:p>
          </table:table-cell>
          <table:table-cell office:value-type="string" calcext:value-type="string">
            <text:p>Star Trek (1966)</text:p>
          </table:table-cell>
          <table:table-cell office:value-type="string" calcext:value-type="string">
            <text:p>The Expanse (2015)</text:p>
          </table:table-cell>
          <table:table-cell office:value-type="string" calcext:value-type="string">
            <text:p>The Twilight Zone (1959)</text:p>
          </table:table-cell>
          <table:table-cell office:value-type="string" calcext:value-type="string">
            <text:p>Battlestar Galactica (2004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orst TV Show</text:p>
          </table:table-cell>
          <table:table-cell office:value-type="string" calcext:value-type="string">
            <text:p>Andromeda (2000)</text:p>
          </table:table-cell>
          <table:table-cell office:value-type="string" calcext:value-type="string">
            <text:p>Earth: Final Conflict (1997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hat Did We Learn Here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Rollerball (1975)</text:p>
          </table:table-cell>
          <table:table-cell office:value-type="string" calcext:value-type="string">
            <text:p>Screamers (1996)</text:p>
          </table:table-cell>
          <table:table-cell office:value-type="string" calcext:value-type="string">
            <text:p>Armageddon (1998)</text:p>
          </table:table-cell>
          <table:table-cell office:value-type="string" calcext:value-type="string">
            <text:p>C.H.U.D. (1984)</text:p>
          </table:table-cell>
          <table:table-cell office:value-type="string" calcext:value-type="string">
            <text:p>The Creator (2023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st Lesbian</text:p>
          </table:table-cell>
          <table:table-cell office:value-type="string" calcext:value-type="string">
            <text:p>Underwater (2020)</text:p>
          </table:table-cell>
          <table:table-cell office:value-type="string" calcext:value-type="string">
            <text:p>Alien (1983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issed Opportunity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Kung Fury (2015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e Simulacra</text:p>
          </table:table-cell>
          <table:table-cell office:value-type="string" calcext:value-type="string">
            <text:p>Rebel Moon: Part One (2023)</text:p>
          </table:table-cell>
          <table:table-cell office:value-type="string" calcext:value-type="string">
            <text:p>Ghost in the Shell (2017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Transgender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Liquid Sky (1982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Oedipal</text:p>
          </table:table-cell>
          <table:table-cell office:value-type="string" calcext:value-type="string">
            <text:p>Star Wars V: The Empire Strikes Back</text:p>
          </table:table-cell>
          <table:table-cell table:number-columns-repeated="16382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atchlis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Year?</text:p>
          </table:table-cell>
          <table:table-cell office:value-type="string" calcext:value-type="string">
            <text:p>Recommendee</text:p>
          </table:table-cell>
          <table:table-cell office:value-type="string" calcext:value-type="string">
            <text:p>“Don’t watch it without me”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ainstorm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Clockwork Orange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doz (19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’s Run (197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siz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stenz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 Beyond The Stars (19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 of Tomorrow/Live Die Repeat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ageddon (1998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nutemen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stoppers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tle superstorm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s of Mars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ity of lost children 1995 (mid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rteenth flo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amers: the haunt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hilation seque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livion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planet 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es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men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lent green 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ke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 the re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Truckers (199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irus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genius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 of the lost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 (2005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net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s 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iners 199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emors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orrowland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s Heaven 1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Hero 6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cers III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than u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's of sid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line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wnmower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 Vasilovich Changes Prof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. Horrible’s Sing Along 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ioc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 gor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Sh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my min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r (200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 zer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avy met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suo the iron ma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d of Eter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tan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d scienc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year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member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 overlord (2020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hiladelphia experiment 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Faction: Origins, 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drawn at the memory bank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land Tales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e machine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inel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icant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: A Space Travest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ia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Saved the World (1981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 Reaction (1996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sky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arella 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ze runner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t in space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storm (201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 wire (19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s of the Universe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ce Pirates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 Beyond (1986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caine Crabs from Outer Space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Shadowchaser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 Wars: The Last Druid (201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igh life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X-1138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ie darko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ost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scanner dark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drome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 machina (201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zilla 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 197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grade (2018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t conquered the world (19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e (1997) (horr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P.E.X.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esi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estination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quiet earth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t Running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-PAX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t of the apes (196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 10 from outer space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: Psycho Goreman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 to mars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sh gordon (197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ren of men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n The Beach (195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sicaä of the Valley of the Wind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Days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7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s end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T.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raker (197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r Things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ostman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Fury, 2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unning man 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 max 1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edator mov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oid War: Grey Horiz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he St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ss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i.p.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n4tron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latland: The Film (2007 Ehlinger film) (YoutubeID: avMX-Zft7K4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masters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: the year we make contact (198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astronaut's wife (199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edder orpheus (198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Beast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Animator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 Mordrid (1992) (MST3K version availab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ged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Carter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wars the rise of skywal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thing everywhere all at o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meda s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 Zone (19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ne identity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ed awa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n seed (19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(2000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Purple Ball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lopoli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Kill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 of the Worlds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the Block (2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e (202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Hoyo (201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istic: Ecks vs. Sever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enity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sin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Chasers (199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on Trap: Target Earth (201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Hunger Games: Catching Fire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ger Games: Mockingjay - Part 1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ger Games: Mockingjay - Part 2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ger Games: Mockingjay - Part 2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6th Da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Happened to Monday (201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Scanner Darkl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of Ember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Fell to Earth (197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 Harvest (200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Trek: Section 31 (202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nova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: Supernova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H: Alien Vs Hunter (200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,000 Leagues Under The Sea (200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on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er Wars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Fantasy: The Spirits Within (2001)</text:p>
          </table:table-cell>
          <table:table-cell table:number-columns-repeated="3"/>
        </table:table-row>
      </table:table>
      <table:table table:name="Shows" table:style-name="ta1">
        <table:table-column table:style-name="co11" table:default-cell-style-name="Default"/>
        <table:table-row table:style-name="ro1">
          <table:table-cell office:value-type="string" calcext:value-type="string">
            <text:p>DS9</text:p>
          </table:table-cell>
        </table:table-row>
        <table:table-row table:style-name="ro1">
          <table:table-cell office:value-type="string" calcext:value-type="string">
            <text:p>TNG</text:p>
          </table:table-cell>
        </table:table-row>
        <table:table-row table:style-name="ro1">
          <table:table-cell office:value-type="string" calcext:value-type="string">
            <text:p>TOS</text:p>
          </table:table-cell>
        </table:table-row>
        <table:table-row table:style-name="ro1"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X Files</text:p>
          </table:table-cell>
        </table:table-row>
        <table:table-row table:style-name="ro1">
          <table:table-cell office:value-type="string" calcext:value-type="string">
            <text:p>Twilight Zone</text:p>
          </table:table-cell>
        </table:table-row>
        <table:table-row table:style-name="ro1">
          <table:table-cell office:value-type="string" calcext:value-type="string">
            <text:p>Red Dwarf</text:p>
          </table:table-cell>
        </table:table-row>
      </table:table>
      <table:table table:name="drinking game rul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regular conditions</text:p>
          </table:table-cell>
          <table:table-cell office:value-type="string" calcext:value-type="string">
            <text:p>movie openers</text:p>
          </table:table-cell>
          <table:table-cell office:value-type="string" calcext:value-type="string">
            <text:p>caveat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helm scream</text:p>
          </table:table-cell>
          <table:table-cell office:value-type="string" calcext:value-type="string">
            <text:p>with spaceship</text:p>
          </table:table-cell>
          <table:table-cell office:value-type="string" calcext:value-type="string">
            <text:p>3x per movie m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comfortable slur</text:p>
          </table:table-cell>
          <table:table-cell office:value-type="string" calcext:value-type="string">
            <text:p>star wars text scroll</text:p>
          </table:table-cell>
          <table:table-cell office:value-type="string" calcext:value-type="string">
            <text:p>cannot consecutively trig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der swap</text:p>
          </table:table-cell>
          <table:table-cell/>
          <table:table-cell office:value-type="string" calcext:value-type="string">
            <text:p>dialogue is once-per-sc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an is actually rob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yes open after zoom-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mtrooper a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nucular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le dr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quantum” technoba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vi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that’s a go/lf cart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ole spar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reverse the polarity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de outside of spaceship for sc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take a look at this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lar fight sc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rn diagram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es with non-red blood introdu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iple suns/moons vi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it’s...Earth!?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ychic nosebl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The Resistance(tm)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Credits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agonists british/fren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ye sc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oon/cant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 reu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father paradox explan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y-worlds theory explan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mho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ampunk monocle</text:p>
          </table:table-cell>
          <table:table-cell table:number-columns-repeated="5"/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Self-destruct countdo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ibrilla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ing the door with the guard’s bo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veillance v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rty-mile zone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l bai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in largely unu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ge wa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d progenitor civil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arent moni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ape p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ot the 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ks into forcefie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 vacu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ce w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’s gonna over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niently close pla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tcraw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rifice to save your ch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sh lan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 the rai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ocked prone by the explo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t the red wire!</text:p>
          </table:table-cell>
          <table:table-cell table:number-columns-repeated="6"/>
        </table:table-row>
      </table:table>
      <table:named-expressions/>
      <table:database-ranges>
        <table:database-range table:name="__Anonymous_Sheet_DB__2" table:target-range-address="Watchlist.D42:Watchlist.D4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2:20:41.387624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3:35:07.834040676</meta:creation-date>
    <meta:editing-duration>P8DT10H57M47S</meta:editing-duration>
    <meta:editing-cycles>49</meta:editing-cycles>
    <meta:generator>LibreOffice/24.2.7.2$Linux_X86_64 LibreOffice_project/420$Build-2</meta:generator>
    <dc:date>2025-02-08T12:22:36.557366616</dc:date>
    <meta:document-statistic meta:table-count="5" meta:cell-count="500" meta:object-count="0"/>
  </office:meta>
</office:document-meta>
</file>